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8000001B80DA011EC4888BCC7.png" manifest:media-type="image/png"/>
  <manifest:file-entry manifest:full-path="Pictures/10000201000005DC00000258330974C2C840984A.png" manifest:media-type="image/png"/>
  <manifest:file-entry manifest:full-path="Pictures/10000201000001240000006448166094C84C054E.png" manifest:media-type="image/png"/>
  <manifest:file-entry manifest:full-path="Pictures/10000201000002A8000001CBB09D095F1836E9A9.png" manifest:media-type="image/png"/>
  <manifest:file-entry manifest:full-path="Pictures/100002010000069C000003571550606D1AB70761.png" manifest:media-type="image/png"/>
  <manifest:file-entry manifest:full-path="Pictures/1000020100000258000000C84E3777D5C9BA98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72cm" fo:min-width="6.562cm"/>
    </style:style>
    <style:style style:name="gr2" style:family="graphic" style:parent-style-name="standard">
      <style:graphic-properties draw:textarea-horizontal-align="justify" draw:textarea-vertical-align="middle" draw:auto-grow-height="false" fo:min-height="2.072cm" fo:min-width="6.554cm"/>
    </style:style>
    <style:style style:name="gr3" style:family="graphic" style:parent-style-name="standard">
      <style:graphic-properties draw:fill-color="#ff6666" draw:textarea-horizontal-align="justify" draw:textarea-vertical-align="middle" draw:auto-grow-height="false" fo:min-height="2.072cm" fo:min-width="6.443cm"/>
    </style:style>
    <style:style style:name="gr4" style:family="graphic" style:parent-style-name="standard">
      <style:graphic-properties draw:fill-color="#67b04b" draw:textarea-horizontal-align="justify" draw:textarea-vertical-align="middle" draw:auto-grow-height="false" fo:min-height="2.072cm" fo:min-width="6.561cm"/>
    </style:style>
    <style:style style:name="gr5" style:family="graphic" style:parent-style-name="standard">
      <style:graphic-properties draw:fill-color="#67b04b" draw:textarea-horizontal-align="justify" draw:textarea-vertical-align="middle" draw:auto-grow-height="false" fo:min-height="1.956cm" fo:min-width="6.67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loext:graphic-properties draw:fill-color="#67b04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062cm" svg:height="2.322cm" svg:x="11.362cm" svg:y="2.1cm">
          <text:p text:style-name="P1">Extraction<text:line-break/>Text &amp; Méta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054cm" svg:height="2.322cm" svg:x="11.37cm" svg:y="6.727cm">
          <text:p text:style-name="P1">Connection entre</text:p>
          <text:p text:style-name="P1">les contenu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43cm" svg:height="2.322cm" svg:x="6.655cm" svg:y="11.389cm">
          <text:p text:style-name="P1">Stockage &amp;</text:p>
          <text:p text:style-name="P1"><text:s/>Indexation Text 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43cm" svg:height="2.322cm" svg:x="6.655cm" svg:y="16.034cm"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061cm" svg:height="2.322cm" svg:x="16.07cm" svg:y="11.389cm">
          <text:p text:style-name="P1">Stockage Grap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179cm" svg:height="2.206cm" svg:x="15.952cm" svg:y="16.034cm">
          <text:p text:style-name="P1">Interface 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78cm" svg:height="1.749cm" svg:x="18.952cm" svg:y="2.441cm">
          <draw:image xlink:href="Pictures/10000201000001240000006448166094C84C054E.png" xlink:type="simple" xlink:show="embed" xlink:actuate="onLoad">
            <text:p/>
          </draw:image>
        </draw:frame>
        <draw:frame draw:style-name="gr6" draw:text-style-name="P1" draw:layer="layout" svg:width="2.918cm" svg:height="1.944cm" svg:x="19.261cm" svg:y="6.959cm">
          <draw:image xlink:href="Pictures/10000201000002A8000001CBB09D095F1836E9A9.png" xlink:type="simple" xlink:show="embed" xlink:actuate="onLoad">
            <text:p/>
          </draw:image>
        </draw:frame>
        <draw:frame draw:style-name="gr6" draw:text-style-name="P1" draw:layer="controls" svg:width="3.397cm" svg:height="1.694cm" svg:x="2.612cm" svg:y="11.505cm">
          <draw:image xlink:href="Pictures/100002010000069C000003571550606D1AB70761.png" xlink:type="simple" xlink:show="embed" xlink:actuate="onLoad">
            <text:p/>
          </draw:image>
        </draw:frame>
        <draw:frame draw:style-name="gr6" draw:text-style-name="P1" draw:layer="controls" svg:width="5.141cm" svg:height="1.691cm" svg:x="1.278cm" svg:y="16.317cm">
          <draw:image xlink:href="Pictures/1000020100000258000000C84E3777D5C9BA98F2.png" xlink:type="simple" xlink:show="embed" xlink:actuate="onLoad">
            <text:p/>
          </draw:image>
        </draw:frame>
        <draw:frame draw:style-name="gr6" draw:text-style-name="P1" draw:layer="controls" svg:width="4.708cm" svg:height="1.858cm" svg:x="23.367cm" svg:y="11.737cm">
          <draw:image xlink:href="Pictures/10000201000005DC00000258330974C2C840984A.png" xlink:type="simple" xlink:show="embed" xlink:actuate="onLoad">
            <text:p/>
          </draw:image>
        </draw:frame>
        <draw:frame draw:style-name="gr6" draw:text-style-name="P1" draw:layer="controls" svg:width="5.577cm" svg:height="1.927cm" svg:x="22.966cm" svg:y="16.15cm">
          <draw:image xlink:href="Pictures/10000201000004E8000001B80DA011EC4888BC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visible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2:46:05.437431911</meta:creation-date>
    <dc:date>2017-04-20T13:20:20.226390451</dc:date>
    <meta:editing-duration>PT1M52S</meta:editing-duration>
    <meta:editing-cycles>2</meta:editing-cycles>
    <meta:generator>LibreOffice/5.2.2.2$Linux_X86_64 LibreOffice_project/20m0$Build-2</meta:generator>
    <meta:document-statistic meta:object-count="12"/>
  </office:meta>
</office:document-meta>
</file>